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Source.toSAX( ContentHandler contentHand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itemap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SourceValidity.getNested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InputStrea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itemapSourceValidity.SitemapSourc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SitemapSource( ServiceManager manager , String uri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temapSource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map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Sitemap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Validity.isValid( SourceValidity valid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SourceValidity.set(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Validity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mapSourc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